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18529*"/>
    </style:style>
    <style:style style:name="Таблица5.B" style:family="table-column">
      <style:table-column-properties style:column-width="2.588cm" style:rel-column-width="9975*"/>
    </style:style>
    <style:style style:name="Таблица5.C" style:family="table-column">
      <style:table-column-properties style:column-width="9.606cm" style:rel-column-width="3703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2.609cm"/>
    </style:style>
    <style:style style:name="Таблица6.B" style:family="table-column">
      <style:table-column-properties style:column-width="2.494cm"/>
    </style:style>
    <style:style style:name="Таблица6.C" style:family="table-column">
      <style:table-column-properties style:column-width="11.9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2.609cm"/>
    </style:style>
    <style:style style:name="Таблица7.B" style:family="table-column">
      <style:table-column-properties style:column-width="2.494cm"/>
    </style:style>
    <style:style style:name="Таблица7.C" style:family="table-column">
      <style:table-column-properties style:column-width="11.90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2.609cm"/>
    </style:style>
    <style:style style:name="Таблица8.B" style:family="table-column">
      <style:table-column-properties style:column-width="2.494cm"/>
    </style:style>
    <style:style style:name="Таблица8.C" style:family="table-column">
      <style:table-column-properties style:column-width="11.90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2.609cm"/>
    </style:style>
    <style:style style:name="Таблица9.B" style:family="table-column">
      <style:table-column-properties style:column-width="2.494cm"/>
    </style:style>
    <style:style style:name="Таблица9.C" style:family="table-column">
      <style:table-column-properties style:column-width="11.90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09cm" fo:margin-left="0cm" table:align="left"/>
    </style:style>
    <style:style style:name="Таблица15.A" style:family="table-column">
      <style:table-column-properties style:column-width="4.895cm"/>
    </style:style>
    <style:style style:name="Таблица15.B" style:family="table-column">
      <style:table-column-properties style:column-width="1.512cm"/>
    </style:style>
    <style:style style:name="Таблица15.C" style:family="table-column">
      <style:table-column-properties style:column-width="10.60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09cm" fo:margin-left="0cm" table:align="left"/>
    </style:style>
    <style:style style:name="Таблица16.A" style:family="table-column">
      <style:table-column-properties style:column-width="4.895cm"/>
    </style:style>
    <style:style style:name="Таблица16.B" style:family="table-column">
      <style:table-column-properties style:column-width="1.512cm"/>
    </style:style>
    <style:style style:name="Таблица16.C" style:family="table-column">
      <style:table-column-properties style:column-width="10.603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009cm" fo:margin-left="0cm" table:align="left"/>
    </style:style>
    <style:style style:name="Таблица17.A" style:family="table-column">
      <style:table-column-properties style:column-width="4.895cm"/>
    </style:style>
    <style:style style:name="Таблица17.B" style:family="table-column">
      <style:table-column-properties style:column-width="1.512cm"/>
    </style:style>
    <style:style style:name="Таблица17.C" style:family="table-column">
      <style:table-column-properties style:column-width="10.603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5cm" table:align="left"/>
    </style:style>
    <style:style style:name="Таблица18.A" style:family="table-column">
      <style:table-column-properties style:column-width="4.905cm"/>
    </style:style>
    <style:style style:name="Таблица18.B" style:family="table-column">
      <style:table-column-properties style:column-width="1.485cm"/>
    </style:style>
    <style:style style:name="Таблица18.C" style:family="table-column">
      <style:table-column-properties style:column-width="10.60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09cm" fo:margin-left="0cm" table:align="left"/>
    </style:style>
    <style:style style:name="Таблица13.A" style:family="table-column">
      <style:table-column-properties style:column-width="4.403cm"/>
    </style:style>
    <style:style style:name="Таблица13.B" style:family="table-column">
      <style:table-column-properties style:column-width="2.099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09cm" fo:margin-left="0cm" table:align="left"/>
    </style:style>
    <style:style style:name="Таблица14.A" style:family="table-column">
      <style:table-column-properties style:column-width="4.403cm"/>
    </style:style>
    <style:style style:name="Таблица14.B" style:family="table-column">
      <style:table-column-properties style:column-width="4.101cm"/>
    </style:style>
    <style:style style:name="Таблица14.C" style:family="table-column">
      <style:table-column-properties style:column-width="8.5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0cc1ab" officeooo:paragraph-rsid="0015ac66"/>
    </style:style>
    <style:style style:name="P3" style:family="paragraph" style:parent-style-name="Text_20_body">
      <style:text-properties officeooo:rsid="001aacf2" officeooo:paragraph-rsid="001aacf2"/>
    </style:style>
    <style:style style:name="P4" style:family="paragraph" style:parent-style-name="Text_20_body">
      <style:text-properties officeooo:rsid="001d2c31" officeooo:paragraph-rsid="001d2c31"/>
    </style:style>
    <style:style style:name="P5" style:family="paragraph" style:parent-style-name="Text_20_body">
      <style:text-properties officeooo:rsid="001dc456" officeooo:paragraph-rsid="001dc456"/>
    </style:style>
    <style:style style:name="P6" style:family="paragraph" style:parent-style-name="Text_20_body">
      <style:text-properties officeooo:rsid="0023cb4a" officeooo:paragraph-rsid="0023cb4a"/>
    </style:style>
    <style:style style:name="P7" style:family="paragraph" style:parent-style-name="Text_20_body">
      <style:text-properties officeooo:paragraph-rsid="000e023b"/>
    </style:style>
    <style:style style:name="P8" style:family="paragraph" style:parent-style-name="Text_20_body">
      <style:text-properties officeooo:paragraph-rsid="001dc456"/>
    </style:style>
    <style:style style:name="P9" style:family="paragraph" style:parent-style-name="Text_20_body">
      <style:text-properties officeooo:rsid="0053e060" officeooo:paragraph-rsid="0053e060"/>
    </style:style>
    <style:style style:name="P10" style:family="paragraph" style:parent-style-name="Text_20_body">
      <style:text-properties officeooo:rsid="00564272" officeooo:paragraph-rsid="00564272"/>
    </style:style>
    <style:style style:name="P11" style:family="paragraph" style:parent-style-name="Text_20_body">
      <style:text-properties officeooo:rsid="00573c42" officeooo:paragraph-rsid="00573c42"/>
    </style:style>
    <style:style style:name="P12" style:family="paragraph" style:parent-style-name="Text_20_body">
      <style:text-properties officeooo:rsid="001993c4" officeooo:paragraph-rsid="001993c4"/>
    </style:style>
    <style:style style:name="P13" style:family="paragraph" style:parent-style-name="Text_20_body">
      <style:text-properties officeooo:rsid="00179d77" officeooo:paragraph-rsid="00179d77"/>
    </style:style>
    <style:style style:name="P14" style:family="paragraph" style:parent-style-name="Text_20_body">
      <style:text-properties officeooo:rsid="0063f2c4" officeooo:paragraph-rsid="0063f2c4"/>
    </style:style>
    <style:style style:name="P15" style:family="paragraph" style:parent-style-name="Text_20_body">
      <style:text-properties officeooo:rsid="006515a0" officeooo:paragraph-rsid="006515a0"/>
    </style:style>
    <style:style style:name="P16" style:family="paragraph" style:parent-style-name="Text_20_body">
      <style:text-properties officeooo:rsid="006721f4" officeooo:paragraph-rsid="006721f4"/>
    </style:style>
    <style:style style:name="P17" style:family="paragraph" style:parent-style-name="Text_20_body">
      <style:text-properties officeooo:rsid="006a4206" officeooo:paragraph-rsid="006a420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undina Sans" fo:font-size="10pt" officeooo:rsid="0016ddbd" officeooo:paragraph-rsid="0015ac66"/>
    </style:style>
    <style:style style:name="P22" style:family="paragraph" style:parent-style-name="Table_20_Contents">
      <style:text-properties style:font-name="DejaVu Sans1" fo:font-size="9pt" style:font-size-asian="9pt" style:font-size-complex="9pt"/>
    </style:style>
    <style:style style:name="P23" style:family="paragraph" style:parent-style-name="Table_20_Contents">
      <style:paragraph-properties fo:text-align="justify" style:justify-single-word="false"/>
      <style:text-properties style:font-name="DejaVu Sans1" fo:font-size="9pt" officeooo:rsid="002e648b" officeooo:paragraph-rsid="002e648b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9pt" officeooo:rsid="002bd372" officeooo:paragraph-rsid="002bd372" style:font-size-asian="9pt" style:font-size-complex="9pt"/>
    </style:style>
    <style:style style:name="P25" style:family="paragraph" style:parent-style-name="Table_20_Contents">
      <style:text-properties style:font-name="DejaVu Sans1" fo:font-size="9pt" officeooo:rsid="002bd372" officeooo:paragraph-rsid="002bd37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9pt" officeooo:rsid="002d5f0b" officeooo:paragraph-rsid="002d5f0b" style:font-size-asian="9pt" style:font-size-complex="9pt"/>
    </style:style>
    <style:style style:name="P27" style:family="paragraph" style:parent-style-name="Table_20_Contents">
      <style:text-properties style:font-name="DejaVu Sans1" fo:font-size="9pt" officeooo:rsid="002d5f0b" officeooo:paragraph-rsid="002d5f0b" style:font-size-asian="9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DejaVu Sans1" fo:font-size="9pt" officeooo:rsid="002face3" officeooo:paragraph-rsid="002face3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style:font-name="DejaVu Sans1" fo:font-size="9pt" officeooo:rsid="0033d6b6" officeooo:paragraph-rsid="0033d6b6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style:font-name="DejaVu Sans1" fo:font-size="9pt" officeooo:rsid="003685ff" officeooo:paragraph-rsid="003685ff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9pt" officeooo:rsid="00234c7c" officeooo:paragraph-rsid="00234c7c" style:font-size-asian="9pt" style:font-size-complex="9pt"/>
    </style:style>
    <style:style style:name="P34" style:family="paragraph" style:parent-style-name="Table_20_Contents">
      <style:text-properties style:font-name="DejaVu Sans1" fo:font-size="9pt" officeooo:rsid="0062606c" officeooo:paragraph-rsid="0062606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bd372" officeooo:paragraph-rsid="002bd372" style:font-size-asian="9pt" style:font-style-asian="italic" style:font-size-complex="9pt" style:font-style-complex="italic"/>
    </style:style>
    <style:style style:name="P38" style:family="paragraph" style:parent-style-name="Table_20_Contents"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40" style:family="paragraph" style:parent-style-name="Table_20_Contents">
      <style:text-properties officeooo:rsid="00498578" officeooo:paragraph-rsid="00498578"/>
    </style:style>
    <style:style style:name="P41" style:family="paragraph" style:parent-style-name="Table_20_Contents">
      <style:text-properties officeooo:rsid="004b0fb4" officeooo:paragraph-rsid="004b0fb4"/>
    </style:style>
    <style:style style:name="P42" style:family="paragraph" style:parent-style-name="Table_20_Contents">
      <style:text-properties officeooo:rsid="004ca396" officeooo:paragraph-rsid="004ca396"/>
    </style:style>
    <style:style style:name="P43" style:family="paragraph" style:parent-style-name="Table_20_Contents">
      <style:text-properties officeooo:rsid="004e1675" officeooo:paragraph-rsid="004e1675"/>
    </style:style>
    <style:style style:name="P44" style:family="paragraph" style:parent-style-name="Table_20_Contents">
      <style:text-properties officeooo:rsid="00501c47" officeooo:paragraph-rsid="00501c47"/>
    </style:style>
    <style:style style:name="P45" style:family="paragraph" style:parent-style-name="Table_20_Contents">
      <style:text-properties officeooo:rsid="00506476" officeooo:paragraph-rsid="00506476"/>
    </style:style>
    <style:style style:name="P46" style:family="paragraph" style:parent-style-name="Table_20_Contents">
      <style:text-properties officeooo:rsid="00524ab4" officeooo:paragraph-rsid="00524ab4"/>
    </style:style>
    <style:style style:name="P47" style:family="paragraph" style:parent-style-name="Table_20_Contents">
      <style:text-properties officeooo:rsid="005271b7" officeooo:paragraph-rsid="005271b7"/>
    </style:style>
    <style:style style:name="P48" style:family="paragraph" style:parent-style-name="Table_20_Contents">
      <style:text-properties officeooo:rsid="0053e060" officeooo:paragraph-rsid="0053e060"/>
    </style:style>
    <style:style style:name="P49" style:family="paragraph" style:parent-style-name="Table_20_Contents">
      <style:text-properties officeooo:rsid="0054534c" officeooo:paragraph-rsid="0054534c"/>
    </style:style>
    <style:style style:name="P50" style:family="paragraph" style:parent-style-name="Table_20_Contents">
      <style:text-properties officeooo:rsid="00573c42" officeooo:paragraph-rsid="00573c42"/>
    </style:style>
    <style:style style:name="P51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53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54" style:family="paragraph" style:parent-style-name="Table_20_Contents">
      <style:text-properties officeooo:rsid="005bed25" officeooo:paragraph-rsid="005bed25"/>
    </style:style>
    <style:style style:name="P55" style:family="paragraph" style:parent-style-name="Table_20_Contents">
      <style:text-properties officeooo:rsid="005c42fd" officeooo:paragraph-rsid="005c42fd"/>
    </style:style>
    <style:style style:name="P56" style:family="paragraph" style:parent-style-name="Table_20_Contents">
      <style:text-properties officeooo:rsid="005d3b38" officeooo:paragraph-rsid="005d3b38"/>
    </style:style>
    <style:style style:name="P57" style:family="paragraph" style:parent-style-name="Table_20_Contents">
      <style:text-properties officeooo:rsid="0061c4a8" officeooo:paragraph-rsid="0061c4a8"/>
    </style:style>
    <style:style style:name="P58" style:family="paragraph" style:parent-style-name="Table_20_Contents">
      <style:text-properties officeooo:rsid="0062606c" officeooo:paragraph-rsid="0062606c"/>
    </style:style>
    <style:style style:name="P59" style:family="paragraph" style:parent-style-name="Table_20_Contents">
      <style:text-properties officeooo:rsid="006515a0" officeooo:paragraph-rsid="006515a0"/>
    </style:style>
    <style:style style:name="P60" style:family="paragraph" style:parent-style-name="Table_20_Contents">
      <style:text-properties officeooo:rsid="006721f4" officeooo:paragraph-rsid="006721f4"/>
    </style:style>
    <style:style style:name="P61" style:family="paragraph" style:parent-style-name="Table_20_Contents">
      <style:text-properties officeooo:rsid="00688cb3" officeooo:paragraph-rsid="00688cb3"/>
    </style:style>
    <style:style style:name="P62" style:family="paragraph" style:parent-style-name="Table_20_Contents">
      <style:text-properties officeooo:rsid="00696ce8" officeooo:paragraph-rsid="00696ce8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66" style:family="paragraph" style:parent-style-name="Text_20_body">
      <style:text-properties officeooo:rsid="006515a0" officeooo:paragraph-rsid="006515a0"/>
    </style:style>
    <style:style style:name="P67" style:family="paragraph" style:parent-style-name="Heading_20_1">
      <style:text-properties officeooo:rsid="0063f2c4" officeooo:paragraph-rsid="0063f2c4"/>
    </style:style>
    <style:style style:name="P68" style:family="paragraph" style:parent-style-name="Heading_20_1">
      <style:text-properties officeooo:rsid="002bd372" officeooo:paragraph-rsid="002bd372"/>
    </style:style>
    <style:style style:name="P69" style:family="paragraph" style:parent-style-name="Heading_20_1">
      <style:text-properties officeooo:rsid="0053e060" officeooo:paragraph-rsid="0053e060"/>
    </style:style>
    <style:style style:name="P70" style:family="paragraph" style:parent-style-name="Heading_20_1">
      <style:text-properties officeooo:rsid="0019b2f9" officeooo:paragraph-rsid="006515a0"/>
    </style:style>
    <style:style style:name="P71" style:family="paragraph" style:parent-style-name="Heading_20_1">
      <style:text-properties officeooo:rsid="0019b2f9" officeooo:paragraph-rsid="0019b2f9"/>
    </style:style>
    <style:style style:name="P72" style:family="paragraph" style:parent-style-name="Heading_20_10">
      <style:text-properties officeooo:rsid="0053e060" officeooo:paragraph-rsid="0053e060"/>
    </style:style>
    <style:style style:name="P73" style:family="paragraph" style:parent-style-name="Heading_20_10">
      <style:text-properties officeooo:paragraph-rsid="006515a0"/>
    </style:style>
    <style:style style:name="P74" style:family="paragraph" style:parent-style-name="Heading_20_10">
      <style:text-properties officeooo:rsid="000cc1ab" officeooo:paragraph-rsid="000cc1ab"/>
    </style:style>
    <style:style style:name="P75" style:family="paragraph" style:parent-style-name="Heading_20_10">
      <style:text-properties officeooo:paragraph-rsid="000cc1ab"/>
    </style:style>
    <style:style style:name="P76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DejaVu Sans1" fo:font-size="9pt" style:font-size-asian="9pt" style:font-size-complex="9pt"/>
    </style:style>
    <style:style style:name="P77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style:font-name="Arundina Sans" fo:font-size="10pt" officeooo:rsid="00154c3a"/>
    </style:style>
    <style:style style:name="T4" style:family="text">
      <style:text-properties style:font-name="Arundina Sans" fo:font-size="10pt" officeooo:rsid="0027fdfd"/>
    </style:style>
    <style:style style:name="T5" style:family="text">
      <style:text-properties style:font-name="Arundina Sans" fo:font-size="10pt" officeooo:rsid="0029647c"/>
    </style:style>
    <style:style style:name="T6" style:family="text">
      <style:text-properties officeooo:rsid="0015ac66"/>
    </style:style>
    <style:style style:name="T7" style:family="text">
      <style:text-properties officeooo:rsid="0019b8e6"/>
    </style:style>
    <style:style style:name="T8" style:family="text">
      <style:text-properties officeooo:rsid="001dc456"/>
    </style:style>
    <style:style style:name="T9" style:family="text">
      <style:text-properties officeooo:rsid="001e51bd"/>
    </style:style>
    <style:style style:name="T10" style:family="text">
      <style:text-properties officeooo:rsid="001f314f"/>
    </style:style>
    <style:style style:name="T11" style:family="text">
      <style:text-properties officeooo:rsid="0023cb4a"/>
    </style:style>
    <style:style style:name="T12" style:family="text">
      <style:text-properties officeooo:rsid="0027fdfd"/>
    </style:style>
    <style:style style:name="T13" style:family="text">
      <style:text-properties officeooo:rsid="0029647c"/>
    </style:style>
    <style:style style:name="T14" style:family="text">
      <style:text-properties officeooo:rsid="000c7d9a"/>
    </style:style>
    <style:style style:name="T15" style:family="text">
      <style:text-properties officeooo:rsid="002b404c"/>
    </style:style>
    <style:style style:name="T16" style:family="text">
      <style:text-properties officeooo:rsid="002face3"/>
    </style:style>
    <style:style style:name="T17" style:family="text">
      <style:text-properties officeooo:rsid="00309c1f"/>
    </style:style>
    <style:style style:name="T18" style:family="text">
      <style:text-properties officeooo:rsid="0034c6ed"/>
    </style:style>
    <style:style style:name="T19" style:family="text">
      <style:text-properties officeooo:rsid="003b200a"/>
    </style:style>
    <style:style style:name="T20" style:family="text">
      <style:text-properties officeooo:rsid="003c0898"/>
    </style:style>
    <style:style style:name="T21" style:family="text">
      <style:text-properties officeooo:rsid="003e12cc"/>
    </style:style>
    <style:style style:name="T22" style:family="text">
      <style:text-properties officeooo:rsid="00498578"/>
    </style:style>
    <style:style style:name="T23" style:family="text">
      <style:text-properties officeooo:rsid="004b0fb4"/>
    </style:style>
    <style:style style:name="T24" style:family="text">
      <style:text-properties officeooo:rsid="004cab20"/>
    </style:style>
    <style:style style:name="T25" style:family="text">
      <style:text-properties officeooo:rsid="004d2505"/>
    </style:style>
    <style:style style:name="T26" style:family="text">
      <style:text-properties officeooo:rsid="0053e060"/>
    </style:style>
    <style:style style:name="T27" style:family="text">
      <style:text-properties officeooo:rsid="0054534c"/>
    </style:style>
    <style:style style:name="T28" style:family="text">
      <style:text-properties officeooo:rsid="0059276f"/>
    </style:style>
    <style:style style:name="T29" style:family="text">
      <style:text-properties officeooo:rsid="005b3873"/>
    </style:style>
    <style:style style:name="T30" style:family="text">
      <style:text-properties officeooo:rsid="0020536d"/>
    </style:style>
    <style:style style:name="T31" style:family="text">
      <style:text-properties officeooo:rsid="005d3b38"/>
    </style:style>
    <style:style style:name="T32" style:family="text">
      <style:text-properties officeooo:rsid="0061c4a8"/>
    </style:style>
    <style:style style:name="T33" style:family="text">
      <style:text-properties officeooo:rsid="0013561f"/>
    </style:style>
    <style:style style:name="T34" style:family="text">
      <style:text-properties officeooo:rsid="00154c3a"/>
    </style:style>
    <style:style style:name="T35" style:family="text">
      <style:text-properties officeooo:rsid="0062606c"/>
    </style:style>
    <style:style style:name="T36" style:family="text">
      <style:text-properties officeooo:rsid="006515a0"/>
    </style:style>
    <style:style style:name="T37" style:family="text">
      <style:text-properties officeooo:rsid="006856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Послушай</text:h>
      <text:p text:style-name="P14">Elya Chavez – Ничего себе</text:p>
      <text:p text:style-name="P15">Артемизия – Дочь зла</text:p>
      <text:p text:style-name="P15"/>
      <text:h text:style-name="P68" text:outline-level="1">Kernel</text:h>
      <text:h text:style-name="Heading_20_10" text:outline-level="10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92152835984">
          <table:table-cell table:style-name="Таблица3.A1" office:value-type="string">
            <text:p text:style-name="P37">Байты</text:p>
          </table:table-cell>
          <table:table-cell table:style-name="Таблица3.A1" office:value-type="string">
            <text:p text:style-name="P38">Название</text:p>
          </table:table-cell>
          <table:table-cell table:style-name="Таблица3.C1" office:value-type="string">
            <text:p text:style-name="P39">Описание</text:p>
          </table:table-cell>
        </table:table-row>
        <table:table-row table:style-name="TableLine94492153087504"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5">SYSPA_ID</text:p>
          </table:table-cell>
          <table:table-cell table:style-name="Таблица3.C2" office:value-type="string">
            <text:p text:style-name="P23">Индивидуальный ID процесса</text:p>
          </table:table-cell>
        </table:table-row>
        <table:table-row table:style-name="TableLine94492153089440"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5">SYSPA_STATUS_0</text:p>
          </table:table-cell>
          <table:table-cell table:style-name="Таблица3.C2" office:value-type="string">
            <text:p text:style-name="P23">Статус процесса</text:p>
            <text:p text:style-name="P29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29">00 – запущен</text:p>
            <text:p text:style-name="P29">01 – ожидает критического ресурса</text:p>
            <text:p text:style-name="P29">10 – остановлен до выполнения другого процесса</text:p>
            <text:p text:style-name="P29">11 – зарезервировано</text:p>
            <text:p text:style-name="P29">Бит 5: процесс ожидаем (существует такой процесс, который не будет запущен, пока данный процесс не завершит выполнение)</text:p>
            <text:p text:style-name="P29">Биты 4-3: зарезервировано</text:p>
            <text:p text:style-name="P29">Биты 2-0: приоритет процесса <text:span text:style-name="T18">(000 – низший, 111 – высший)</text:span></text:p>
          </table:table-cell>
        </table:table-row>
        <table:table-row table:style-name="TableLine94492153090240"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5">SYSPA_STATUS_1</text:p>
          </table:table-cell>
          <table:table-cell table:style-name="Таблица3.C2" office:value-type="string">
            <text:p text:style-name="P23">Расширенный статус</text:p>
          </table:table-cell>
        </table:table-row>
        <table:table-row table:style-name="TableLine94492153091168">
          <table:table-cell table:style-name="Таблица3.A2" office:value-type="string">
            <text:p text:style-name="P24">3</text:p>
          </table:table-cell>
          <table:table-cell table:style-name="Таблица3.A2" office:value-type="string">
            <text:p text:style-name="P25">SYSPA_TA_01</text:p>
          </table:table-cell>
          <table:table-cell table:style-name="Таблица3.C2" table:number-rows-spanned="8" office:value-type="string">
            <text:p text:style-name="P23">Таблица ассоциаций <text:span text:style-name="T16">памяти. Определяет конфигурацию виртуального адресного пространства процесса. </text:span><text:span text:style-name="T17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492153092208">
          <table:table-cell table:style-name="Таблица3.A2" office:value-type="string">
            <text:p text:style-name="P26">4</text:p>
          </table:table-cell>
          <table:table-cell table:style-name="Таблица3.A2" office:value-type="string">
            <text:p text:style-name="P25">SYSPA_TA_23</text:p>
          </table:table-cell>
          <table:covered-table-cell/>
        </table:table-row>
        <table:table-row table:style-name="TableLine94492153093248">
          <table:table-cell table:style-name="Таблица3.A2" office:value-type="string">
            <text:p text:style-name="P26">5</text:p>
          </table:table-cell>
          <table:table-cell table:style-name="Таблица3.A2" office:value-type="string">
            <text:p text:style-name="P25">SYSPA_TA_45</text:p>
          </table:table-cell>
          <table:covered-table-cell/>
        </table:table-row>
        <table:table-row table:style-name="TableLine94492153094688">
          <table:table-cell table:style-name="Таблица3.A2" office:value-type="string">
            <text:p text:style-name="P26">6</text:p>
          </table:table-cell>
          <table:table-cell table:style-name="Таблица3.A2" office:value-type="string">
            <text:p text:style-name="P25">SYSPA_TA_67</text:p>
          </table:table-cell>
          <table:covered-table-cell/>
        </table:table-row>
        <table:table-row table:style-name="TableLine94492153096192">
          <table:table-cell table:style-name="Таблица3.A2" office:value-type="string">
            <text:p text:style-name="P26">7</text:p>
          </table:table-cell>
          <table:table-cell table:style-name="Таблица3.A2" office:value-type="string">
            <text:p text:style-name="P25">SYSPA_TA_89</text:p>
          </table:table-cell>
          <table:covered-table-cell/>
        </table:table-row>
        <table:table-row table:style-name="TableLine94492153097616">
          <table:table-cell table:style-name="Таблица3.A2" office:value-type="string">
            <text:p text:style-name="P26">8</text:p>
          </table:table-cell>
          <table:table-cell table:style-name="Таблица3.A2" office:value-type="string">
            <text:p text:style-name="P25">SYSPA_TA_AB</text:p>
          </table:table-cell>
          <table:covered-table-cell/>
        </table:table-row>
        <table:table-row table:style-name="TableLine94492153099120">
          <table:table-cell table:style-name="Таблица3.A2" office:value-type="string">
            <text:p text:style-name="P26">9</text:p>
          </table:table-cell>
          <table:table-cell table:style-name="Таблица3.A2" office:value-type="string">
            <text:p text:style-name="P25">SYSPA_TA_CD</text:p>
          </table:table-cell>
          <table:covered-table-cell/>
        </table:table-row>
        <table:table-row table:style-name="TableLine94492153100624">
          <table:table-cell table:style-name="Таблица3.A2" office:value-type="string">
            <text:p text:style-name="P26">10</text:p>
          </table:table-cell>
          <table:table-cell table:style-name="Таблица3.A2" office:value-type="string">
            <text:p text:style-name="P25">SYSPA_TA_EF</text:p>
          </table:table-cell>
          <table:covered-table-cell/>
        </table:table-row>
        <table:table-row table:style-name="TableLine94492153102128">
          <table:table-cell table:style-name="Таблица3.A2" office:value-type="string">
            <text:p text:style-name="P26">11-12</text:p>
          </table:table-cell>
          <table:table-cell table:style-name="Таблица3.A2" office:value-type="string">
            <text:p text:style-name="P27">SYSPA_STACK_HL</text:p>
          </table:table-cell>
          <table:table-cell table:style-name="Таблица3.C2" office:value-type="string">
            <text:p text:style-name="P23">Сохраненное значение регистровой пары HL</text:p>
          </table:table-cell>
        </table:table-row>
        <table:table-row table:style-name="TableLine94492153103088">
          <table:table-cell table:style-name="Таблица3.A2" office:value-type="string">
            <text:p text:style-name="P26">13-14</text:p>
          </table:table-cell>
          <table:table-cell table:style-name="Таблица3.A2" office:value-type="string">
            <text:p text:style-name="P27">SYSPA_STACK_DE</text:p>
          </table:table-cell>
          <table:table-cell table:style-name="Таблица3.C2" office:value-type="string">
            <text:p text:style-name="P23">Сохраненное значение регистровой пары DE</text:p>
          </table:table-cell>
        </table:table-row>
        <table:table-row table:style-name="TableLine94492153104048">
          <table:table-cell table:style-name="Таблица3.A2" office:value-type="string">
            <text:p text:style-name="P26">15-16</text:p>
          </table:table-cell>
          <table:table-cell table:style-name="Таблица3.A2" office:value-type="string">
            <text:p text:style-name="P27">SYSPA_STACK_BC</text:p>
          </table:table-cell>
          <table:table-cell table:style-name="Таблица3.C2" office:value-type="string">
            <text:p text:style-name="P23">Сохраненное значение регистровой пары BC</text:p>
          </table:table-cell>
        </table:table-row>
        <table:table-row table:style-name="TableLine94492153105008">
          <table:table-cell table:style-name="Таблица3.A2" office:value-type="string">
            <text:p text:style-name="P26">17-18</text:p>
          </table:table-cell>
          <table:table-cell table:style-name="Таблица3.A2" office:value-type="string">
            <text:p text:style-name="P27">SYSPA_STACK_PSW</text:p>
          </table:table-cell>
          <table:table-cell table:style-name="Таблица3.C2" office:value-type="string">
            <text:p text:style-name="P23">Сохраненное значение регистра-аккумулятора A и регистра флагов F</text:p>
          </table:table-cell>
        </table:table-row>
        <table:table-row table:style-name="TableLine94492153105968">
          <table:table-cell table:style-name="Таблица3.A2" office:value-type="string">
            <text:p text:style-name="P26">19-20</text:p>
          </table:table-cell>
          <table:table-cell table:style-name="Таблица3.A2" office:value-type="string">
            <text:p text:style-name="P27">SYSPA_RETADDR</text:p>
          </table:table-cell>
          <table:table-cell table:style-name="Таблица3.C2" office:value-type="string">
            <text:p text:style-name="P28">Сохраненное значение адреса возврата</text:p>
          </table:table-cell>
        </table:table-row>
        <table:table-row table:style-name="TableLine94492153106928">
          <table:table-cell table:style-name="Таблица3.A2" office:value-type="string">
            <text:p text:style-name="P26">21-22</text:p>
          </table:table-cell>
          <table:table-cell table:style-name="Таблица3.A2" office:value-type="string">
            <text:p text:style-name="P27">SYSPA_SP_REG</text:p>
          </table:table-cell>
          <table:table-cell table:style-name="Таблица3.C2" office:value-type="string">
            <text:p text:style-name="P28">Сохраненное значение регистра SP</text:p>
          </table:table-cell>
        </table:table-row>
        <table:table-row table:style-name="TableLine94492153107888">
          <table:table-cell table:style-name="Таблица3.A2" office:value-type="string">
            <text:p text:style-name="P26">23</text:p>
          </table:table-cell>
          <table:table-cell table:style-name="Таблица3.A2" office:value-type="string">
            <text:p text:style-name="P27">SYSPA_RES_0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08848">
          <table:table-cell table:style-name="Таблица3.A2" office:value-type="string">
            <text:p text:style-name="P26">24</text:p>
          </table:table-cell>
          <table:table-cell table:style-name="Таблица3.A2" office:value-type="string">
            <text:p text:style-name="P27">SYSPA_RES_1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09808">
          <table:table-cell table:style-name="Таблица3.A2" office:value-type="string">
            <text:p text:style-name="P26">25</text:p>
          </table:table-cell>
          <table:table-cell table:style-name="Таблица3.A2" office:value-type="string">
            <text:p text:style-name="P27">SYSPA_RES_2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0768">
          <table:table-cell table:style-name="Таблица3.A2" office:value-type="string">
            <text:p text:style-name="P26">26</text:p>
          </table:table-cell>
          <table:table-cell table:style-name="Таблица3.A2" office:value-type="string">
            <text:p text:style-name="P27">SYSPA_RES_3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1728">
          <table:table-cell table:style-name="Таблица3.A2" office:value-type="string">
            <text:p text:style-name="P26">27</text:p>
          </table:table-cell>
          <table:table-cell table:style-name="Таблица3.A2" office:value-type="string">
            <text:p text:style-name="P27">SYSPA_RES_4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2688">
          <table:table-cell table:style-name="Таблица3.A2" office:value-type="string">
            <text:p text:style-name="P26">28</text:p>
          </table:table-cell>
          <table:table-cell table:style-name="Таблица3.A2" office:value-type="string">
            <text:p text:style-name="P27">SYSPA_RES_5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3648">
          <table:table-cell table:style-name="Таблица3.A2" office:value-type="string">
            <text:p text:style-name="P26">29</text:p>
          </table:table-cell>
          <table:table-cell table:style-name="Таблица3.A2" office:value-type="string">
            <text:p text:style-name="P27">SYSPA_RES_6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4608">
          <table:table-cell table:style-name="Таблица3.A2" office:value-type="string">
            <text:p text:style-name="P26">30</text:p>
          </table:table-cell>
          <table:table-cell table:style-name="Таблица3.A2" office:value-type="string">
            <text:p text:style-name="P27">SYSPA_RES_7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492153115568">
          <table:table-cell table:style-name="Таблица3.A2" office:value-type="string">
            <text:p text:style-name="P26">31</text:p>
          </table:table-cell>
          <table:table-cell table:style-name="Таблица3.A2" office:value-type="string">
            <text:p text:style-name="P27">SYSPA_RES_8</text:p>
          </table:table-cell>
          <table:table-cell table:style-name="Таблица3.C2" office:value-type="string">
            <text:p text:style-name="P30">Зарезервировано</text:p>
          </table:table-cell>
        </table:table-row>
      </table:table>
      <text:p text:style-name="P19"/>
      <text:p text:style-name="P19"/>
      <text:p text:style-name="P19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492153036944">
          <table:table-cell table:style-name="Таблица4.A1" office:value-type="string">
            <text:p text:style-name="P51">Название переменной</text:p>
          </table:table-cell>
          <table:table-cell table:style-name="Таблица4.A1" office:value-type="string">
            <text:p text:style-name="P51">Тип</text:p>
          </table:table-cell>
          <table:table-cell table:style-name="Таблица4.C1" office:value-type="string">
            <text:p text:style-name="P51">Описание</text:p>
          </table:table-cell>
        </table:table-row>
        <table:table-row table:style-name="TableLine94492153148592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492153150400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2">Н</text:span><text:span text:style-name="T19">омер исполняемого сейчас процесса в очереди </text:span><text:span text:style-name="T20">структур атрибутов процессов QSAP (не совпадает с ID процесса!)</text:span></text:p>
          </table:table-cell>
        </table:table-row>
        <table:table-row table:style-name="TableLine94492153151200">
          <table:table-cell table:style-name="Таблица4.A2" office:value-type="string">
            <text:p text:style-name="Table_20_Contents">SYSCELL_<text:span text:style-name="T25">Q</text:span>SAP</text:p>
          </table:table-cell>
          <table:table-cell table:style-name="Таблица4.A2" office:value-type="string">
            <text:p text:style-name="P54">byte[]</text:p>
          </table:table-cell>
          <table:table-cell table:style-name="Таблица4.C2" office:value-type="string">
            <text:p text:style-name="Table_20_Contents"><text:span text:style-name="T22">У</text:span>казатель на начало очереди атрибутов процессов QSAP</text:p>
          </table:table-cell>
        </table:table-row>
        <table:table-row table:style-name="TableLine94492153152128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2">У</text:span>казатель на дескриптор выполняемого процесса</text:p>
          </table:table-cell>
        </table:table-row>
        <table:table-row table:style-name="TableLine94492153153168">
          <table:table-cell table:style-name="Таблица4.A2" office:value-type="string">
            <text:p text:style-name="P40">SYSCELL_RAM_MAP</text:p>
          </table:table-cell>
          <table:table-cell table:style-name="Таблица4.A2" office:value-type="string">
            <text:p text:style-name="P54">byte[16]</text:p>
          </table:table-cell>
          <table:table-cell table:style-name="Таблица4.C2" office:value-type="string">
            <text:p text:style-name="P40">Указатель на карту занятости секторов памяти</text:p>
          </table:table-cell>
        </table:table-row>
        <table:table-row table:style-name="TableLine94492153154352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HL при вызове прерывания TRAP</text:p>
          </table:table-cell>
        </table:table-row>
        <table:table-row table:style-name="TableLine94492153155312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DE при вызове прерывания TRAP</text:p>
          </table:table-cell>
        </table:table-row>
        <table:table-row table:style-name="TableLine94492153156272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492153157152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45">byte</text:p>
          </table:table-cell>
          <table:table-cell table:style-name="Таблица4.C2" office:value-type="string">
            <text:p text:style-name="P45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492153158112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46">word</text:p>
          </table:table-cell>
          <table:table-cell table:style-name="Таблица4.C2" office:value-type="string">
            <text:p text:style-name="P46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492153159072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47">word</text:p>
          </table:table-cell>
          <table:table-cell table:style-name="Таблица4.C2" office:value-type="string">
            <text:p text:style-name="P47">Переменная для сохранения величины кванта времени для запускаемого процесса</text:p>
          </table:table-cell>
        </table:table-row>
        <table:table-row table:style-name="TableLine94492153160032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492153160992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18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492153162224">
          <table:table-cell table:style-name="Таблица5.A1" office:value-type="string">
            <text:p text:style-name="P52">Название константы</text:p>
          </table:table-cell>
          <table:table-cell table:style-name="Таблица5.A1" office:value-type="string">
            <text:p text:style-name="P52">Ограничение</text:p>
          </table:table-cell>
          <table:table-cell table:style-name="Таблица5.C1" office:value-type="string">
            <text:p text:style-name="P53">Описание</text:p>
          </table:table-cell>
        </table:table-row>
        <table:table-row table:style-name="TableLine94492153173184">
          <table:table-cell table:style-name="Таблица5.A2" office:value-type="string">
            <text:p text:style-name="P41">MAX_NUM_OF_PROCESSES</text:p>
          </table:table-cell>
          <table:table-cell table:style-name="Таблица5.A2" office:value-type="string">
            <text:p text:style-name="P41">&lt;25<text:span text:style-name="T37">6</text:span></text:p>
          </table:table-cell>
          <table:table-cell table:style-name="Таблица5.C2" office:value-type="string">
            <text:p text:style-name="P41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492153175376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42">&lt;25<text:span text:style-name="T37">6</text:span></text:p>
          </table:table-cell>
          <table:table-cell table:style-name="Таблица5.C2" office:value-type="string">
            <text:p text:style-name="P42">Длина одного дескриптора процесса (32 <text:span text:style-name="T24">байта</text:span>)</text:p>
          </table:table-cell>
        </table:table-row>
        <table:table-row table:style-name="TableLine94492153176176">
          <table:table-cell table:style-name="Таблица5.A2" office:value-type="string">
            <text:p text:style-name="P43">MAX_LEN_OF_QSAP</text:p>
          </table:table-cell>
          <table:table-cell table:style-name="Таблица5.A2" office:value-type="string">
            <text:p text:style-name="P43">&lt;65536</text:p>
          </table:table-cell>
          <table:table-cell table:style-name="Таблица5.C2" office:value-type="string">
            <text:p text:style-name="P43">Максимальная длина очереди QSAP (=<text:span text:style-name="T23">MAX_NUM_OF_PROCESSES*ONE_SAP_LEN</text:span>)</text:p>
          </table:table-cell>
        </table:table-row>
        <table:table-row table:style-name="TableLine94492153177104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42"/>
          </table:table-cell>
          <table:table-cell table:style-name="Таблица5.C2" office:value-type="string">
            <text:p text:style-name="P42"/>
          </table:table-cell>
        </table:table-row>
      </table:table>
      <text:p text:style-name="P20"/>
      <text:h text:style-name="P69" text:outline-level="1">Standart Arithmetic</text:h>
      <text:p text:style-name="P16">Библиотека 16-разрядной арифметики.</text:p>
      <text:h text:style-name="P72" text:outline-level="10">MUL16</text:h>
      <text:p text:style-name="P9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492153178416">
          <table:table-cell table:style-name="Таблица6.A1" table:number-rows-spanned="2" office:value-type="string">
            <text:p text:style-name="P48">Ввод</text:p>
          </table:table-cell>
          <table:table-cell table:style-name="Таблица6.A1" office:value-type="string">
            <text:p text:style-name="P48">[SP+4]</text:p>
          </table:table-cell>
          <table:table-cell table:style-name="Таблица6.C1" office:value-type="string">
            <text:p text:style-name="Table_20_Contents">Множимое, <text:span text:style-name="T26">тип int</text:span></text:p>
          </table:table-cell>
        </table:table-row>
        <table:table-row table:style-name="TableLine94492153196640">
          <table:covered-table-cell/>
          <table:table-cell table:style-name="Таблица6.B2" office:value-type="string">
            <text:p text:style-name="P48">[SP+2]</text:p>
          </table:table-cell>
          <table:table-cell table:style-name="Таблица6.C2" office:value-type="string">
            <text:p text:style-name="Table_20_Contents">Множитель, <text:span text:style-name="T26">тип int</text:span></text:p>
          </table:table-cell>
        </table:table-row>
        <table:table-row table:style-name="TableLine94492153198400">
          <table:table-cell table:style-name="Таблица6.B2" table:number-rows-spanned="2" office:value-type="string">
            <text:p text:style-name="P48">Вывод</text:p>
          </table:table-cell>
          <table:table-cell table:style-name="Таблица6.B2" office:value-type="string">
            <text:p text:style-name="P48">[SP+4]</text:p>
          </table:table-cell>
          <table:table-cell table:style-name="Таблица6.C2" table:number-rows-spanned="2" office:value-type="string">
            <text:p text:style-name="P48">Младшее слово произведения, int</text:p>
          </table:table-cell>
        </table:table-row>
        <table:table-row table:style-name="TableLine94492153199680">
          <table:covered-table-cell/>
          <table:table-cell table:style-name="Таблица6.B2" office:value-type="string">
            <text:p text:style-name="P48">[SP+2]</text:p>
          </table:table-cell>
          <table:covered-table-cell/>
        </table:table-row>
        <table:table-row table:style-name="TableLine94492153201648">
          <table:table-cell table:style-name="Таблица6.B2" office:value-type="string">
            <text:p text:style-name="Table_20_Contents">Длина</text:p>
          </table:table-cell>
          <table:table-cell table:style-name="Таблица6.C2" table:number-columns-spanned="2" office:value-type="string">
            <text:p text:style-name="Table_20_Contents">48 байт</text:p>
          </table:table-cell>
          <table:covered-table-cell/>
        </table:table-row>
      </table:table>
      <text:h text:style-name="Heading_20_10" text:outline-level="10">CMP16</text:h>
      <text:p text:style-name="P10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492153203584">
          <table:table-cell table:style-name="Таблица7.A1" table:number-rows-spanned="2" office:value-type="string">
            <text:p text:style-name="P48">Ввод</text:p>
          </table:table-cell>
          <table:table-cell table:style-name="Таблица7.A1" office:value-type="string">
            <text:p text:style-name="P48">[SP+4]</text:p>
          </table:table-cell>
          <table:table-cell table:style-name="Таблица7.C1" office:value-type="string">
            <text:p text:style-name="Table_20_Contents">Вычитаемое, <text:span text:style-name="T26">int</text:span></text:p>
          </table:table-cell>
        </table:table-row>
        <table:table-row table:style-name="TableLine94492153225104">
          <table:covered-table-cell/>
          <table:table-cell table:style-name="Таблица7.B2" office:value-type="string">
            <text:p text:style-name="P48">[SP+2]</text:p>
          </table:table-cell>
          <table:table-cell table:style-name="Таблица7.C2" office:value-type="string">
            <text:p text:style-name="Table_20_Contents">Уменьшаемое, <text:span text:style-name="T26">int</text:span></text:p>
          </table:table-cell>
        </table:table-row>
        <table:table-row table:style-name="Таблица7.3">
          <table:table-cell table:style-name="Таблица7.B2" table:number-rows-spanned="2" office:value-type="string">
            <text:p text:style-name="Table_20_Contents">Вывод</text:p>
          </table:table-cell>
          <table:table-cell table:style-name="Таблица7.B2" office:value-type="string">
            <text:p text:style-name="P48">[SP+4]</text:p>
          </table:table-cell>
          <table:table-cell table:style-name="Таблица7.C2" table:number-rows-spanned="2" office:value-type="string">
            <text:p text:style-name="P49">Слово PSW с установленными флагами:</text:p>
            <text:p text:style-name="Table_20_Contents">Z=1 - <text:span text:style-name="T27">У</text:span>==<text:span text:style-name="T27">В</text:span></text:p>
            <text:p text:style-name="Table_20_Contents">Z=0 - <text:span text:style-name="T27">У</text:span>!=<text:span text:style-name="T27">В</text:span></text:p>
            <text:p text:style-name="Table_20_Contents">С<text:span text:style-name="T27">Y</text:span>=1 - <text:span text:style-name="T27">У</text:span>&lt;<text:span text:style-name="T27">В</text:span> <text:s text:c="2"/>для чисел без знаков</text:p>
            <text:p text:style-name="Table_20_Contents">C<text:span text:style-name="T27">Y</text:span>=0 - <text:span text:style-name="T27">У</text:span>&gt;=<text:span text:style-name="T27">В</text:span></text:p>
            <text:p text:style-name="Table_20_Contents">S=1 - <text:span text:style-name="T27">У</text:span>&lt;<text:span text:style-name="T27">В</text:span> <text:s text:c="2"/>для чисел со знаками</text:p>
            <text:p text:style-name="Table_20_Contents">S=0 - <text:span text:style-name="T27">У</text:span>&gt;=<text:span text:style-name="T27">В</text:span></text:p>
          </table:table-cell>
        </table:table-row>
        <table:table-row table:style-name="TableLine94492153227760">
          <table:covered-table-cell/>
          <table:table-cell table:style-name="Таблица7.B2" office:value-type="string">
            <text:p text:style-name="P48">[SP+2]</text:p>
          </table:table-cell>
          <table:covered-table-cell/>
        </table:table-row>
        <table:table-row table:style-name="TableLine94492153229728">
          <table:table-cell table:style-name="Таблица7.B2" office:value-type="string">
            <text:p text:style-name="Table_20_Contents">Длина</text:p>
          </table:table-cell>
          <table:table-cell table:style-name="Таблица7.C2" table:number-columns-spanned="2" office:value-type="string">
            <text:p text:style-name="P60">47 байт</text:p>
          </table:table-cell>
          <table:covered-table-cell/>
        </table:table-row>
      </table:table>
      <text:h text:style-name="Heading_20_10" text:outline-level="10">ABS</text:h>
      <text:p text:style-name="P11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492153231472">
          <table:table-cell table:style-name="Таблица8.A1" office:value-type="string">
            <text:p text:style-name="P50">Ввод</text:p>
          </table:table-cell>
          <table:table-cell table:style-name="Таблица8.A1" office:value-type="string">
            <text:p text:style-name="P50">[SP+2]</text:p>
          </table:table-cell>
          <table:table-cell table:style-name="Таблица8.C1" office:value-type="string">
            <text:p text:style-name="P50">Исходное число, int</text:p>
          </table:table-cell>
        </table:table-row>
        <table:table-row table:style-name="TableLine94492153240800">
          <table:table-cell table:style-name="Таблица8.A2" office:value-type="string">
            <text:p text:style-name="P50">Вывод</text:p>
          </table:table-cell>
          <table:table-cell table:style-name="Таблица8.A2" office:value-type="string">
            <text:p text:style-name="P50">[SP+2]</text:p>
          </table:table-cell>
          <table:table-cell table:style-name="Таблица8.C2" office:value-type="string">
            <text:p text:style-name="P50">Модуль числа, word</text:p>
          </table:table-cell>
        </table:table-row>
        <table:table-row table:style-name="TableLine94492153242992">
          <table:table-cell table:style-name="Таблица8.A2" office:value-type="string">
            <text:p text:style-name="P60">Длина</text:p>
          </table:table-cell>
          <table:table-cell table:style-name="Таблица8.C2" table:number-columns-spanned="2" office:value-type="string">
            <text:p text:style-name="P60">19 байт</text:p>
          </table:table-cell>
          <table:covered-table-cell/>
        </table:table-row>
      </table:table>
      <text:h text:style-name="Heading_20_10" text:outline-level="10">DOPHL</text:h>
      <text:p text:style-name="P11">Функция производит дополнение <text:span text:style-name="T28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492153244160">
          <table:table-cell table:style-name="Таблица9.A1" office:value-type="string">
            <text:p text:style-name="P50">Ввод</text:p>
          </table:table-cell>
          <table:table-cell table:style-name="Таблица9.A1" office:value-type="string">
            <text:p text:style-name="P50">[SP+2]</text:p>
          </table:table-cell>
          <table:table-cell table:style-name="Таблица9.C1" office:value-type="string">
            <text:p text:style-name="P50">Исходное число, int</text:p>
          </table:table-cell>
        </table:table-row>
        <table:table-row table:style-name="TableLine94492153254176">
          <table:table-cell table:style-name="Таблица9.A2" office:value-type="string">
            <text:p text:style-name="P50">Вывод</text:p>
          </table:table-cell>
          <table:table-cell table:style-name="Таблица9.A2" office:value-type="string">
            <text:p text:style-name="P50">[SP+2]</text:p>
          </table:table-cell>
          <table:table-cell table:style-name="Таблица9.C2" office:value-type="string">
            <text:p text:style-name="P50">Модуль числа, word</text:p>
          </table:table-cell>
        </table:table-row>
        <table:table-row table:style-name="TableLine94492153256368">
          <table:table-cell table:style-name="Таблица9.A2" office:value-type="string">
            <text:p text:style-name="P60">Длина</text:p>
          </table:table-cell>
          <table:table-cell table:style-name="Таблица9.C2" table:number-columns-spanned="2" office:value-type="string">
            <text:p text:style-name="P60">17 байт</text:p>
          </table:table-cell>
          <table:covered-table-cell/>
        </table:table-row>
      </table:table>
      <text:h text:style-name="P67" text:outline-level="1">AFS4</text:h>
      <text:p text:style-name="P14">Продолжая добрую традицию ОС BarsikOS-1, имеем <text:span text:style-name="T36">библиотеку «Advanced function set», на сей раз в версии 4.</text:span></text:p>
      <text:h text:style-name="Heading_20_10" text:outline-level="10">BITSET</text:h>
      <text:p text:style-name="P15">Функция устанавливает разряд в 8-битном значен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492153258688">
          <table:table-cell table:style-name="Таблица15.A1" table:number-rows-spanned="2" office:value-type="string">
            <text:p text:style-name="P59">Ввод</text:p>
          </table:table-cell>
          <table:table-cell table:style-name="Таблица15.A1" office:value-type="string">
            <text:p text:style-name="P59">[SP+2]</text:p>
          </table:table-cell>
          <table:table-cell table:style-name="Таблица15.C1" office:value-type="string">
            <text:p text:style-name="P59">Номер разряда (биты 2-1-0)</text:p>
          </table:table-cell>
        </table:table-row>
        <table:table-row table:style-name="TableLine94492153275424">
          <table:covered-table-cell/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, тип byte</text:p>
          </table:table-cell>
        </table:table-row>
        <table:table-row table:style-name="TableLine94492153277184">
          <table:table-cell table:style-name="Таблица15.B2" office:value-type="string">
            <text:p text:style-name="P59">Вывод</text:p>
          </table:table-cell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 с установленным битом, byte</text:p>
          </table:table-cell>
        </table:table-row>
        <table:table-row table:style-name="TableLine94492153278464">
          <table:table-cell table:style-name="Таблица15.B2" office:value-type="string">
            <text:p text:style-name="P59">Используемые регистры</text:p>
          </table:table-cell>
          <table:table-cell table:style-name="Таблица15.C2" table:number-columns-spanned="2" office:value-type="string">
            <text:p text:style-name="P59">AF, BC, HL</text:p>
          </table:table-cell>
          <table:covered-table-cell/>
        </table:table-row>
        <table:table-row table:style-name="TableLine94492153279904">
          <table:table-cell table:style-name="Таблица15.B2" office:value-type="string">
            <text:p text:style-name="P59">Используемая память</text:p>
          </table:table-cell>
          <table:table-cell table:style-name="Таблица15.C2" table:number-columns-spanned="2" office:value-type="string">
            <text:p text:style-name="P59">Нет</text:p>
          </table:table-cell>
          <table:covered-table-cell/>
        </table:table-row>
        <table:table-row table:style-name="TableLine94492153280784">
          <table:table-cell table:style-name="Таблица15.B2" office:value-type="string">
            <text:p text:style-name="P60">Длина</text:p>
          </table:table-cell>
          <table:table-cell table:style-name="Таблица15.C2" table:number-columns-spanned="2" office:value-type="string">
            <text:p text:style-name="P60">30 байт</text:p>
          </table:table-cell>
          <table:covered-table-cell/>
        </table:table-row>
      </table:table>
      <text:h text:style-name="Heading_20_10" text:outline-level="10">BITCLR</text:h>
      <text:p text:style-name="P15">Функция очищает разряд в 8-битном значении.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492153281936">
          <table:table-cell table:style-name="Таблица16.A1" table:number-rows-spanned="2" office:value-type="string">
            <text:p text:style-name="P59">Ввод</text:p>
          </table:table-cell>
          <table:table-cell table:style-name="Таблица16.A1" office:value-type="string">
            <text:p text:style-name="P59">[SP+2]</text:p>
          </table:table-cell>
          <table:table-cell table:style-name="Таблица16.C1" office:value-type="string">
            <text:p text:style-name="P59">Номер разряда (биты 2-1-0)</text:p>
          </table:table-cell>
        </table:table-row>
        <table:table-row table:style-name="TableLine94492153297808">
          <table:covered-table-cell/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, тип byte</text:p>
          </table:table-cell>
        </table:table-row>
        <table:table-row table:style-name="TableLine94492153299568">
          <table:table-cell table:style-name="Таблица16.B2" office:value-type="string">
            <text:p text:style-name="P59">Вывод</text:p>
          </table:table-cell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 с очищенным битом, byte</text:p>
          </table:table-cell>
        </table:table-row>
        <table:table-row table:style-name="TableLine94492153300848">
          <table:table-cell table:style-name="Таблица16.B2" office:value-type="string">
            <text:p text:style-name="P59">Используемые регистры</text:p>
          </table:table-cell>
          <table:table-cell table:style-name="Таблица16.C2" table:number-columns-spanned="2" office:value-type="string">
            <text:p text:style-name="P59">AF, BC, HL</text:p>
          </table:table-cell>
          <table:covered-table-cell/>
        </table:table-row>
        <table:table-row table:style-name="TableLine94492153302224">
          <table:table-cell table:style-name="Таблица16.B2" office:value-type="string">
            <text:p text:style-name="P59">Используемая память</text:p>
          </table:table-cell>
          <table:table-cell table:style-name="Таблица16.C2" table:number-columns-spanned="2" office:value-type="string">
            <text:p text:style-name="P59">Нет</text:p>
          </table:table-cell>
          <table:covered-table-cell/>
        </table:table-row>
        <table:table-row table:style-name="TableLine94492153303104">
          <table:table-cell table:style-name="Таблица16.B2" office:value-type="string">
            <text:p text:style-name="P60">Длина</text:p>
          </table:table-cell>
          <table:table-cell table:style-name="Таблица16.C2" table:number-columns-spanned="2" office:value-type="string">
            <text:p text:style-name="P60">30 байт</text:p>
          </table:table-cell>
          <table:covered-table-cell/>
        </table:table-row>
      </table:table>
      <text:h text:style-name="P73" text:outline-level="10">BITTST</text:h>
      <text:p text:style-name="P15">Функция устанавливает разряд в 8-битном значении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492153291712">
          <table:table-cell table:style-name="Таблица17.A1" table:number-rows-spanned="2" office:value-type="string">
            <text:p text:style-name="P59">Ввод</text:p>
          </table:table-cell>
          <table:table-cell table:style-name="Таблица17.A1" office:value-type="string">
            <text:p text:style-name="P59">[SP+2]</text:p>
          </table:table-cell>
          <table:table-cell table:style-name="Таблица17.C1" office:value-type="string">
            <text:p text:style-name="P59">Номер разряда (биты 2-1-0)</text:p>
          </table:table-cell>
        </table:table-row>
        <table:table-row table:style-name="TableLine94492153319408">
          <table:covered-table-cell/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, тип byte</text:p>
          </table:table-cell>
        </table:table-row>
        <table:table-row table:style-name="TableLine94492153321168">
          <table:table-cell table:style-name="Таблица17.B2" office:value-type="string">
            <text:p text:style-name="P59">Вывод</text:p>
          </table:table-cell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 с очищенным битом, byte</text:p>
          </table:table-cell>
        </table:table-row>
        <table:table-row table:style-name="TableLine94492153322448">
          <table:table-cell table:style-name="Таблица17.B2" office:value-type="string">
            <text:p text:style-name="P59">Используемые регистры</text:p>
          </table:table-cell>
          <table:table-cell table:style-name="Таблица17.C2" table:number-columns-spanned="2" office:value-type="string">
            <text:p text:style-name="P59">AF, BC, HL</text:p>
          </table:table-cell>
          <table:covered-table-cell/>
        </table:table-row>
        <table:table-row table:style-name="TableLine94492153323824">
          <table:table-cell table:style-name="Таблица17.B2" office:value-type="string">
            <text:p text:style-name="P59">Используемая память</text:p>
          </table:table-cell>
          <table:table-cell table:style-name="Таблица17.C2" table:number-columns-spanned="2" office:value-type="string">
            <text:p text:style-name="P59">Нет</text:p>
          </table:table-cell>
          <table:covered-table-cell/>
        </table:table-row>
        <table:table-row table:style-name="TableLine94492153324704">
          <table:table-cell table:style-name="Таблица17.B2" office:value-type="string">
            <text:p text:style-name="P60">Длина</text:p>
          </table:table-cell>
          <table:table-cell table:style-name="Таблица17.C2" table:number-columns-spanned="2" office:value-type="string">
            <text:p text:style-name="P60">22 байта</text:p>
          </table:table-cell>
          <table:covered-table-cell/>
        </table:table-row>
      </table:table>
      <text:h text:style-name="Heading_20_10" text:outline-level="10">MFILL</text:h>
      <text:p text:style-name="P17">Функция заполняет область памяти значением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492153313312">
          <table:table-cell table:style-name="Таблица18.A1" table:number-rows-spanned="3" office:value-type="string">
            <text:p text:style-name="P61">Ввод</text:p>
          </table:table-cell>
          <table:table-cell table:style-name="Таблица18.A1" office:value-type="string">
            <text:p text:style-name="P61">[SP+7]</text:p>
          </table:table-cell>
          <table:table-cell table:style-name="Таблица18.C1" office:value-type="string">
            <text:p text:style-name="Table_20_Contents">Значение, помещаемое в память (byte)</text:p>
          </table:table-cell>
        </table:table-row>
        <table:table-row table:style-name="TableLine94492153345040">
          <table:covered-table-cell/>
          <table:table-cell table:style-name="Таблица18.B2" office:value-type="string">
            <text:p text:style-name="P61">[SP+4]</text:p>
          </table:table-cell>
          <table:table-cell table:style-name="Таблица18.C2" office:value-type="string">
            <text:p text:style-name="Table_20_Contents">Размер области (word)</text:p>
          </table:table-cell>
        </table:table-row>
        <table:table-row table:style-name="TableLine94492153346800">
          <table:covered-table-cell/>
          <table:table-cell table:style-name="Таблица18.B2" office:value-type="string">
            <text:p text:style-name="P61">[SP+2]</text:p>
          </table:table-cell>
          <table:table-cell table:style-name="Таблица18.C2" office:value-type="string">
            <text:p text:style-name="Table_20_Contents">Адрес начала (word)</text:p>
          </table:table-cell>
        </table:table-row>
        <table:table-row table:style-name="TableLine94492153348080">
          <table:table-cell table:style-name="Таблица18.B2" table:number-rows-spanned="3" office:value-type="string">
            <text:p text:style-name="P61">Вывод</text:p>
          </table:table-cell>
          <table:table-cell table:style-name="Таблица18.B2" office:value-type="string">
            <text:p text:style-name="P61">[SP+6]</text:p>
          </table:table-cell>
          <table:table-cell table:style-name="Таблица18.C2" table:number-rows-spanned="3" office:value-type="string">
            <text:p text:style-name="P61">0 (word)</text:p>
          </table:table-cell>
        </table:table-row>
        <table:table-row table:style-name="TableLine94492153349568">
          <table:covered-table-cell/>
          <table:table-cell table:style-name="Таблица18.B2" office:value-type="string">
            <text:p text:style-name="P61">[SP+4]</text:p>
          </table:table-cell>
          <table:covered-table-cell/>
        </table:table-row>
        <table:table-row table:style-name="TableLine94492153351696">
          <table:covered-table-cell/>
          <table:table-cell table:style-name="Таблица18.B2" office:value-type="string">
            <text:p text:style-name="P61">[SP+2]</text:p>
          </table:table-cell>
          <table:covered-table-cell/>
        </table:table-row>
        <table:table-row table:style-name="TableLine94492153353696">
          <table:table-cell table:style-name="Таблица18.B2" office:value-type="string">
            <text:p text:style-name="P61">Используемые регистры</text:p>
          </table:table-cell>
          <table:table-cell table:style-name="Таблица18.C2" table:number-columns-spanned="2" office:value-type="string">
            <text:p text:style-name="P62">Все</text:p>
          </table:table-cell>
          <table:covered-table-cell/>
        </table:table-row>
        <table:table-row table:style-name="TableLine94492153355152">
          <table:table-cell table:style-name="Таблица18.B2" office:value-type="string">
            <text:p text:style-name="P61">Используемая память</text:p>
          </table:table-cell>
          <table:table-cell table:style-name="Таблица18.C2" table:number-columns-spanned="2" office:value-type="string">
            <text:p text:style-name="P62">Нет</text:p>
          </table:table-cell>
          <table:covered-table-cell/>
        </table:table-row>
        <table:table-row table:style-name="TableLine94492153355952">
          <table:table-cell table:style-name="Таблица18.B2" office:value-type="string">
            <text:p text:style-name="P62">Длина</text:p>
          </table:table-cell>
          <table:table-cell table:style-name="Таблица18.C2" table:number-columns-spanned="2" office:value-type="string">
            <text:p text:style-name="P62">23 байта</text:p>
          </table:table-cell>
          <table:covered-table-cell/>
        </table:table-row>
        <table:table-row table:style-name="TableLine94492153356672">
          <table:table-cell table:style-name="Таблица18.B2" office:value-type="string">
            <text:p text:style-name="P62">Время выполнения</text:p>
          </table:table-cell>
          <table:table-cell table:style-name="Таблица18.C2" table:number-columns-spanned="2" office:value-type="string">
            <text:p text:style-name="P62">(размер области)*37+133 такта</text:p>
          </table:table-cell>
          <table:covered-table-cell/>
        </table:table-row>
      </table:table>
      <text:p text:style-name="Text_20_body"><text:soft-page-break/></text:p>
      <text:h text:style-name="P70" text:outline-level="1">GRLIB</text:h>
      <text:h text:style-name="Heading_20_3" text:outline-level="3">Описание функций</text:h>
      <text:h text:style-name="Heading_20_10" text:outline-level="10">GR_RESOLUTION <text:span text:style-name="T7">(GR_RES)</text:span></text:h>
      <text:p text:style-name="P3">Функция производит установку разрешения экрана.</text:p>
      <text:h text:style-name="Heading_20_10" text:outline-level="10">GR_START_BUF_ADDR <text:span text:style-name="T7">(GR_SBA)</text:span></text:h>
      <text:p text:style-name="P3">Установка начального адреса видеобуфера</text:p>
      <text:h text:style-name="Heading_20_10" text:outline-level="10">GR_BORDER <text:span text:style-name="T7">(GR_BRD)</text:span></text:h>
      <text:p text:style-name="P3">Установка границ отображаемой картинки на экране.</text:p>
      <text:h text:style-name="Heading_20_10" text:outline-level="10">GR_INTERSECTION_STYLE <text:span text:style-name="T7">(GR_IS)</text:span></text:h>
      <text:p text:style-name="P3">Установка стиля пересечений.</text:p>
      <text:h text:style-name="Heading_20_10" text:outline-level="10">GR_FONT</text:h>
      <text:p text:style-name="P3">Установка таблицы шрифтов.</text:p>
      <text:h text:style-name="Heading_20_10" text:outline-level="10">GR_SYM_PARAMETERS (GR_SP)</text:h>
      <text:p text:style-name="P3">Установка параметров выводимых символов.</text:p>
      <text:h text:style-name="Heading_20_10" text:outline-level="10">GR_GAP</text:h>
      <text:p text:style-name="P3">Установка расстояния между символами.</text:p>
      <text:h text:style-name="Heading_20_10" text:outline-level="10">GR_DOT</text:h>
      <text:p text:style-name="P3">Рисование точки.</text:p>
      <text:h text:style-name="Heading_20_10" text:outline-level="10">GR_WRSYM</text:h>
      <text:p text:style-name="P3">Рисование одного символа.</text:p>
      <text:h text:style-name="Heading_20_10" text:outline-level="10">GR_STOPT</text:h>
      <text:p text:style-name="P3">Рисование строки пропорционального текста.</text:p>
      <text:h text:style-name="Heading_20_10" text:outline-level="10">GR_STMONO (GR_STMN)</text:h>
      <text:p text:style-name="P3">Рисование строки моноширинного текста.</text:p>
      <text:h text:style-name="Heading_20_10" text:outline-level="10">GR_LINE</text:h>
      <text:p text:style-name="P3">Рисование прямых линий.</text:p>
      <text:h text:style-name="Heading_20_10" text:outline-level="10">GR_CIRCLE (GR_CIR)</text:h>
      <text:p text:style-name="P3">Рисование окружностей.</text:p>
      <text:h text:style-name="Heading_20_10" text:outline-level="10">GR_FRAME</text:h>
      <text:p text:style-name="P3">Рисование (скругленных) прямоугольников.</text:p>
      <text:h text:style-name="P71" text:outline-level="1">W25</text:h>
      <text:h text:style-name="P71" text:outline-level="1">BFAT</text:h>
      <text:p text:style-name="P4">Недо-файловая система BFAT разработана для работы с ПЗУ 25-й серии. <text:span text:style-name="T12">Она представляет из себя недоразвитый аналог FAT16.</text:span></text:p>
      <text:p text:style-name="P5">Микросхемы ПЗУ 25-й серии имеют размер сектора 4кБ, BFAT использует такой же размер кластера.</text:p>
      <text:p text:style-name="P8"><text:span text:style-name="T8">Файловая система работает с 16-битными указателями на кластер. </text:span><text:span text:style-name="T4">У</text:span><text:span text:style-name="T9">читывая, что один указатель занимает 2 байта, а длина кластера – 4096, максимальное количество адресуемых кластеров – </text:span><text:span text:style-name="T12">65536</text:span><text:span text:style-name="T9">, что составляет </text:span><text:span text:style-name="T12">256</text:span><text:span text:style-name="T9">МБ.</text:span></text:p>
      <text:h text:style-name="Heading_20_3" text:outline-level="3">Структура директории</text:h>
      <text:p text:style-name="P6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492153358320">
          <table:table-cell table:style-name="Таблица1.A1" office:value-type="string">
            <text:p text:style-name="P33">0-7</text:p>
          </table:table-cell>
          <table:table-cell table:style-name="Таблица1.A1" office:value-type="string">
            <text:p text:style-name="P33">8-10</text:p>
          </table:table-cell>
          <table:table-cell table:style-name="Таблица1.A1" office:value-type="string">
            <text:p text:style-name="P33">11</text:p>
          </table:table-cell>
          <table:table-cell table:style-name="Таблица1.A1" office:value-type="string">
            <text:p text:style-name="P33">12-21</text:p>
          </table:table-cell>
          <table:table-cell table:style-name="Таблица1.A1" office:value-type="string">
            <text:p text:style-name="P33">22-25</text:p>
          </table:table-cell>
          <table:table-cell table:style-name="Таблица1.A1" office:value-type="string">
            <text:p text:style-name="P33">26-27</text:p>
          </table:table-cell>
          <table:table-cell table:style-name="Таблица1.G1" office:value-type="string">
            <text:p text:style-name="P33">28-31</text:p>
          </table:table-cell>
        </table:table-row>
        <table:table-row table:style-name="TableLine94492153403488">
          <table:table-cell table:style-name="Таблица1.A2" office:value-type="string">
            <text:p text:style-name="P33">Имя файла</text:p>
          </table:table-cell>
          <table:table-cell table:style-name="Таблица1.A2" office:value-type="string">
            <text:p text:style-name="P33">Расширение</text:p>
          </table:table-cell>
          <table:table-cell table:style-name="Таблица1.A2" office:value-type="string">
            <text:p text:style-name="P33">Статус</text:p>
          </table:table-cell>
          <table:table-cell table:style-name="Таблица1.A2" office:value-type="string">
            <text:p text:style-name="P33">Зарезервировано <text:span text:style-name="T11">(всегда $FF)</text:span></text:p>
          </table:table-cell>
          <table:table-cell table:style-name="Таблица1.A2" office:value-type="string">
            <text:p text:style-name="P33">Зарезервировано <text:span text:style-name="T11">(всегда $00)</text:span></text:p>
          </table:table-cell>
          <table:table-cell table:style-name="Таблица1.A2" office:value-type="string">
            <text:p text:style-name="P33">Первый кластер на диске</text:p>
          </table:table-cell>
          <table:table-cell table:style-name="Таблица1.G2" office:value-type="string">
            <text:p text:style-name="P33">Длина</text:p>
          </table:table-cell>
        </table:table-row>
      </table:table>
      <text:p text:style-name="P63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65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492153413104">
          <table:table-cell table:style-name="Таблица2.A1" office:value-type="string">
            <text:p text:style-name="P35">Бит</text:p>
          </table:table-cell>
          <table:table-cell table:style-name="Таблица2.B1" office:value-type="string">
            <text:p text:style-name="P36">Назначение</text:p>
          </table:table-cell>
        </table:table-row>
        <table:table-row table:style-name="TableLine94492153428176">
          <table:table-cell table:style-name="Таблица2.A2" office:value-type="string">
            <text:p text:style-name="P32">7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492153429712">
          <table:table-cell table:style-name="Таблица2.A2" office:value-type="string">
            <text:p text:style-name="P32">6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492153430352">
          <table:table-cell table:style-name="Таблица2.A2" office:value-type="string">
            <text:p text:style-name="P32">5</text:p>
          </table:table-cell>
          <table:table-cell table:style-name="Таблица2.B2" office:value-type="string">
            <text:p text:style-name="P31">Файл/каталог архивирован</text:p>
          </table:table-cell>
        </table:table-row>
        <table:table-row table:style-name="TableLine94492153431152">
          <table:table-cell table:style-name="Таблица2.A2" office:value-type="string">
            <text:p text:style-name="P32">4</text:p>
          </table:table-cell>
          <table:table-cell table:style-name="Таблица2.B2" office:value-type="string">
            <text:p text:style-name="P31">Это каталог</text:p>
          </table:table-cell>
        </table:table-row>
        <table:table-row table:style-name="TableLine94492153431952">
          <table:table-cell table:style-name="Таблица2.A2" office:value-type="string">
            <text:p text:style-name="P32">3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492153432704">
          <table:table-cell table:style-name="Таблица2.A2" office:value-type="string">
            <text:p text:style-name="P32">2</text:p>
          </table:table-cell>
          <table:table-cell table:style-name="Таблица2.B2" office:value-type="string">
            <text:p text:style-name="P31">Системный файл/каталог</text:p>
          </table:table-cell>
        </table:table-row>
        <table:table-row table:style-name="TableLine94492153433504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1">Скрытый (hidden) файл/каталог</text:p>
          </table:table-cell>
        </table:table-row>
        <table:table-row table:style-name="TableLine94492153434304">
          <table:table-cell table:style-name="Таблица2.A2" office:value-type="string">
            <text:p text:style-name="P32">0</text:p>
          </table:table-cell>
          <table:table-cell table:style-name="Таблица2.B2" office:value-type="string">
            <text:p text:style-name="P31">Файл/каталог только для чтения</text:p>
          </table:table-cell>
        </table:table-row>
      </table:table>
      <text:p text:style-name="P64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5"><text:soft-page-break/></text:p>
      <text:h text:style-name="Heading_20_3" text:outline-level="3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492153436128">
          <table:table-cell table:style-name="Таблица10.A1" office:value-type="string">
            <text:p text:style-name="P51">Название переменной</text:p>
          </table:table-cell>
          <table:table-cell table:style-name="Таблица10.A1" office:value-type="string">
            <text:p text:style-name="P51">Тип</text:p>
          </table:table-cell>
          <table:table-cell table:style-name="Таблица10.C1" office:value-type="string">
            <text:p text:style-name="P51">Описание</text:p>
          </table:table-cell>
        </table:table-row>
        <table:table-row table:style-name="TableLine94492153463776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492153465424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492153466224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0">текущего</text:span> файла/каталога</text:p>
          </table:table-cell>
        </table:table-row>
        <table:table-row table:style-name="TableLine94492153467072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492153467872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22">char[11]</text:p>
          </table:table-cell>
          <table:table-cell table:style-name="Таблица10.C2" office:value-type="string">
            <text:p text:style-name="P22"><text:span text:style-name="T29">М</text:span><text:span text:style-name="T30">ассив </text:span>длины 11<text:span text:style-name="T30">.</text:span> Требуется для работы функци<text:span text:style-name="T30">й FAT_FBP и FAT_FBRP.</text:span></text:p>
          </table:table-cell>
        </table:table-row>
      </table:table>
      <text:h text:style-name="Heading_20_3" text:outline-level="3">Описание функций</text:h>
      <text:h text:style-name="Heading_20_10" text:outline-level="10">FAT_DISK_INIT (FAT_DI)</text:h>
      <text:p text:style-name="P12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492153468960">
          <table:table-cell table:style-name="Таблица11.A1" office:value-type="string">
            <text:p text:style-name="P55">Ввод</text:p>
          </table:table-cell>
          <table:table-cell table:style-name="Таблица11.B1" office:value-type="string">
            <text:p text:style-name="P55">Нет</text:p>
          </table:table-cell>
        </table:table-row>
        <table:table-row table:style-name="TableLine94492153479040">
          <table:table-cell table:style-name="Таблица11.A2" office:value-type="string">
            <text:p text:style-name="P55">Вывод</text:p>
          </table:table-cell>
          <table:table-cell table:style-name="Таблица11.B2" office:value-type="string">
            <text:p text:style-name="P55">Нет</text:p>
          </table:table-cell>
        </table:table-row>
        <table:table-row table:style-name="TableLine94492153480576">
          <table:table-cell table:style-name="Таблица11.A2" office:value-type="string">
            <text:p text:style-name="P55">Используемые регистры</text:p>
          </table:table-cell>
          <table:table-cell table:style-name="Таблица11.B2" office:value-type="string">
            <text:p text:style-name="P55">Все</text:p>
          </table:table-cell>
        </table:table-row>
        <table:table-row table:style-name="TableLine94492153481216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492153482016">
          <table:table-cell table:style-name="Таблица11.A2" table:number-rows-spanned="2" office:value-type="string">
            <text:p text:style-name="P55">Используемые функции</text:p>
          </table:table-cell>
          <table:table-cell table:style-name="Таблица11.B2" office:value-type="string">
            <text:p text:style-name="P55">W25_SET_BASE_ADDRESS (W25)</text:p>
          </table:table-cell>
        </table:table-row>
        <table:table-row table:style-name="TableLine94492153482816">
          <table:covered-table-cell/>
          <table:table-cell table:style-name="Таблица11.B2" office:value-type="string">
            <text:p text:style-name="P55">W25_SET_SS_BIT (W25)</text:p>
          </table:table-cell>
        </table:table-row>
      </table:table>
      <text:h text:style-name="Heading_20_10" text:outline-level="10">FAT_SET_POINTER_TO_ROOT (FAT_SPR)</text:h>
      <text:p text:style-name="P13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492153484928">
          <table:table-cell table:style-name="Таблица12.A1" office:value-type="string">
            <text:p text:style-name="P55">Ввод</text:p>
          </table:table-cell>
          <table:table-cell table:style-name="Таблица12.B1" office:value-type="string">
            <text:p text:style-name="P55">Нет</text:p>
          </table:table-cell>
        </table:table-row>
        <table:table-row table:style-name="TableLine94492153493008">
          <table:table-cell table:style-name="Таблица12.A2" office:value-type="string">
            <text:p text:style-name="P55">Вывод</text:p>
          </table:table-cell>
          <table:table-cell table:style-name="Таблица12.B2" office:value-type="string">
            <text:p text:style-name="P55">Нет</text:p>
          </table:table-cell>
        </table:table-row>
        <table:table-row table:style-name="TableLine94492153494544">
          <table:table-cell table:style-name="Таблица12.A2" office:value-type="string">
            <text:p text:style-name="P55">Используемые регистры</text:p>
          </table:table-cell>
          <table:table-cell table:style-name="Таблица12.B2" office:value-type="string">
            <text:p text:style-name="P55">H, L</text:p>
          </table:table-cell>
        </table:table-row>
        <table:table-row table:style-name="TableLine94492153495184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55">SYSCELL_FAT_POINTER</text:p>
          </table:table-cell>
        </table:table-row>
      </table:table>
      <text:h text:style-name="Heading_20_10" text:outline-level="10">FAT_FIND_NEXT_CLUSTER (FAT_FNC)</text:h>
      <text:p text:style-name="P7"><text:span text:style-name="T14">Функция осуществляет поиск </text:span><text:span text:style-name="T1">номера следующего кластера файла или субдиректории.</text:span><text:span text:style-name="T2"> </text:span><text:span text:style-name="T5">Т</text:span><text:span text:style-name="T2">аблица FAT имеет фиксированное положение на диске – номер 1 </text:span><text:span text:style-name="T13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15">первого кластера FAT</text:span><text:span text:style-name="T2"> фиксировано.</text:span></text:p>
      <text:h text:style-name="P74" text:outline-level="10"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 table:style-name="TableLine94492153495904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492153526640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492153528272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492153529552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492153531040">
          <table:covered-table-cell/>
          <table:table-cell table:style-name="Таблица13.B2" office:value-type="string">
            <text:p text:style-name="P56">CY</text:p>
          </table:table-cell>
          <table:table-cell table:style-name="Таблица13.C2" office:value-type="string">
            <text:p text:style-name="Table_20_Contents"><text:span text:style-name="T31">Е</text:span>сли равен 0, то успешно, если 1 – файл/субдиректорию не удалось найти</text:p>
          </table:table-cell>
        </table:table-row>
        <table:table-row table:style-name="TableLine94492153532624">
          <table:table-cell table:style-name="Таблица13.B2" office:value-type="string">
            <text:p text:style-name="P56">Используемые регистры</text:p>
          </table:table-cell>
          <table:table-cell table:style-name="Таблица13.C2" table:number-columns-spanned="2" office:value-type="string">
            <text:p text:style-name="P56">Все</text:p>
          </table:table-cell>
          <table:covered-table-cell/>
        </table:table-row>
        <table:table-row table:style-name="TableLine94492153534304">
          <table:table-cell table:style-name="Таблица13.B2" table:number-rows-spanned="3" office:value-type="string">
            <text:p text:style-name="P56">Используемая память</text:p>
          </table:table-cell>
          <table:table-cell table:style-name="Таблица13.C2" table:number-columns-spanned="2" office:value-type="string">
            <text:p text:style-name="P56">Массив DISKBUF длины $1000</text:p>
          </table:table-cell>
          <table:covered-table-cell/>
        </table:table-row>
        <table:table-row table:style-name="TableLine94492153535104">
          <table:covered-table-cell/>
          <table:table-cell table:style-name="Таблица13.C2" table:number-columns-spanned="2" office:value-type="string">
            <text:p text:style-name="P56">SYSCELL_FAT_SF_STATUS (byte)</text:p>
          </table:table-cell>
          <table:covered-table-cell/>
        </table:table-row>
        <table:table-row table:style-name="TableLine94492153536448">
          <table:covered-table-cell/>
          <table:table-cell table:style-name="Таблица13.C2" table:number-columns-spanned="2" office:value-type="string">
            <text:p text:style-name="P56">SYSCELL_FAT_SF_LEN (uint32_t)</text:p>
          </table:table-cell>
          <table:covered-table-cell/>
        </table:table-row>
        <table:table-row table:style-name="TableLine94492153537712">
          <table:table-cell table:style-name="Таблица13.B2" table:number-rows-spanned="5" office:value-type="string">
            <text:p text:style-name="P56">Используемые функции</text:p>
          </table:table-cell>
          <table:table-cell table:style-name="Таблица13.C2" table:number-columns-spanned="2" office:value-type="string">
            <text:p text:style-name="P56">CMP16 (Standart Arithmetic)</text:p>
          </table:table-cell>
          <table:covered-table-cell/>
        </table:table-row>
        <table:table-row table:style-name="TableLine94492153538512">
          <table:covered-table-cell/>
          <table:table-cell table:style-name="Таблица13.C2" table:number-columns-spanned="2" office:value-type="string">
            <text:p text:style-name="P56">COPCOUNT (AFS4)</text:p>
          </table:table-cell>
          <table:covered-table-cell/>
        </table:table-row>
        <table:table-row table:style-name="TableLine94492153539856">
          <table:covered-table-cell/>
          <table:table-cell table:style-name="Таблица13.C2" table:number-columns-spanned="2" office:value-type="string">
            <text:p text:style-name="P56">STRCMP (AFS4)</text:p>
          </table:table-cell>
          <table:covered-table-cell/>
        </table:table-row>
        <table:table-row table:style-name="TableLine94492153541200">
          <table:covered-table-cell/>
          <table:table-cell table:style-name="Таблица13.C2" table:number-columns-spanned="2" office:value-type="string">
            <text:p text:style-name="P56">W25_CLUSTER_READ (W25)</text:p>
          </table:table-cell>
          <table:covered-table-cell/>
        </table:table-row>
        <table:table-row table:style-name="TableLine94492153542544">
          <table:covered-table-cell/>
          <table:table-cell table:style-name="Таблица13.C2" table:number-columns-spanned="2" office:value-type="string">
            <text:p text:style-name="P56">FAT_FNC (BFAT)</text:p>
          </table:table-cell>
          <table:covered-table-cell/>
        </table:table-row>
      </table:table>
      <text:h text:style-name="P75" text:outline-level="10"><text:span text:style-name="T1">FAT_FIND_BY_PATH (FAT_FBP) </text:span><text:span text:style-name="T21">&amp; </text:span>FAT_FIND_BY_RELATIVE_PATH (FAT_FBRP)</text:h>
      <text:p text:style-name="P2">Функция осуществляет поиск указателя на первый кластер файла по строке-пути. <text:span text:style-name="T6">Функцией FAT_FBP поиск осуществляется с root-директории. Для функции FAT_FBRP начальная директория задается переменной </text:span><text:span text:style-name="T3">SYSCELL_FAT_POINTER.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492153507888">
          <table:table-cell table:style-name="Таблица14.A1" table:number-rows-spanned="2" office:value-type="string">
            <text:p text:style-name="P57">Ввод</text:p>
          </table:table-cell>
          <table:table-cell table:style-name="Таблица14.A1" office:value-type="string">
            <text:p text:style-name="P57">[SP+2]</text:p>
          </table:table-cell>
          <table:table-cell table:style-name="Таблица14.C1" office:value-type="string">
            <text:p text:style-name="P57">Указатель на строку-путь файла</text:p>
          </table:table-cell>
        </table:table-row>
        <table:table-row table:style-name="TableLine94492153596976">
          <table:covered-table-cell/>
          <table:table-cell table:style-name="Таблица14.B2" office:value-type="string">
            <text:p text:style-name="Table_20_Contents">SYSCELL_FAT_POINTER <text:span text:style-name="T32">(word)</text:span></text:p>
          </table:table-cell>
          <table:table-cell table:style-name="Таблица14.C2" office:value-type="string">
            <text:p text:style-name="Table_20_Contents">указатель на каталог, в котором начнется поиск (только для FAT_FBRP)</text:p>
          </table:table-cell>
        </table:table-row>
        <table:table-row table:style-name="TableLine94492153598576">
          <table:table-cell table:style-name="Таблица14.B2" table:number-rows-spanned="2" office:value-type="string">
            <text:p text:style-name="P57">Вывод</text:p>
          </table:table-cell>
          <table:table-cell table:style-name="Таблица14.B2" office:value-type="string">
            <text:p text:style-name="Table_20_Contents">[SP+2]</text:p>
          </table:table-cell>
          <table:table-cell table:style-name="Таблица14.C2" office:value-type="string">
            <text:p text:style-name="P22"><text:span text:style-name="T33">Старший байт – статус. Если равен 0, то </text:span><text:span text:style-name="T34">указатель найден. Если 1, то ошибка формата пути. Если 2, то ошибка пути.</text:span></text:p>
          </table:table-cell>
        </table:table-row>
        <table:table-row table:style-name="TableLine94492153599856">
          <table:covered-table-cell/>
          <table:table-cell table:style-name="Таблица14.B2" office:value-type="string">
            <text:p text:style-name="Table_20_Contents">SYSCELL_FAT_POINTER (word)</text:p>
          </table:table-cell>
          <table:table-cell table:style-name="Таблица14.C2" office:value-type="string">
            <text:p text:style-name="Table_20_Contents"><text:span text:style-name="T35">У</text:span>казатель на найденный файл/каталог</text:p>
          </table:table-cell>
        </table:table-row>
        <table:table-row table:style-name="TableLine94492153601264">
          <table:table-cell table:style-name="Таблица14.B2" office:value-type="string">
            <text:p text:style-name="P58">Используемые регистры</text:p>
          </table:table-cell>
          <table:table-cell table:style-name="Таблица14.C2" table:number-columns-spanned="2" office:value-type="string">
            <text:p text:style-name="P58">Все</text:p>
          </table:table-cell>
          <table:covered-table-cell/>
        </table:table-row>
        <table:table-row table:style-name="TableLine94492153602672">
          <table:table-cell table:style-name="Таблица14.B2" table:number-rows-spanned="4" office:value-type="string">
            <text:p text:style-name="P34">Используемая память</text:p>
          </table:table-cell>
          <table:table-cell table:style-name="Таблица14.C2" table:number-columns-spanned="2" office:value-type="string">
            <text:list xml:id="list2547695359" text:style-name="L1">
              <text:list-header>
                <text:p text:style-name="P76">Массив DISKBUF длины $1000</text:p>
              </text:list-header>
            </text:list>
          </table:table-cell>
          <table:covered-table-cell/>
        </table:table-row>
        <table:table-row table:style-name="TableLine94492153603424">
          <table:covered-table-cell/>
          <table:table-cell table:style-name="Таблица14.C2" table:number-columns-spanned="2" office:value-type="string">
            <text:p text:style-name="P22">SYSCELL_FAT_SF_STATUS (byte)</text:p>
          </table:table-cell>
          <table:covered-table-cell/>
        </table:table-row>
        <table:table-row table:style-name="TableLine94492153604704">
          <table:covered-table-cell/>
          <table:table-cell table:style-name="Таблица14.C2" table:number-columns-spanned="2" office:value-type="string">
            <text:p text:style-name="P22">SYSCELL_FAT_SF_LEN (uint32_t)</text:p>
          </table:table-cell>
          <table:covered-table-cell/>
        </table:table-row>
        <table:table-row table:style-name="TableLine94492153605984">
          <table:covered-table-cell/>
          <table:table-cell table:style-name="Таблица14.C2" table:number-columns-spanned="2" office:value-type="string">
            <text:p text:style-name="P22"><text:span text:style-name="T6">М</text:span>ассив SYSCELL_FBP11 длины 11</text:p>
          </table:table-cell>
          <table:covered-table-cell/>
        </table:table-row>
        <table:table-row table:style-name="TableLine94492153607184">
          <table:table-cell table:style-name="Таблица14.B2" table:number-rows-spanned="8" office:value-type="string">
            <text:p text:style-name="P58">Используемые функции</text:p>
          </table:table-cell>
          <table:table-cell table:style-name="Таблица14.C2" table:number-columns-spanned="2" office:value-type="string">
            <text:list xml:id="list121534992412337" text:continue-numbering="true" text:style-name="L1">
              <text:list-header>
                <text:p text:style-name="P77">CMP16 (StandartArithmetic)</text:p>
              </text:list-header>
            </text:list>
          </table:table-cell>
          <table:covered-table-cell/>
        </table:table-row>
        <table:table-row table:style-name="TableLine94492153607984">
          <table:covered-table-cell/>
          <table:table-cell table:style-name="Таблица14.C2" table:number-columns-spanned="2" office:value-type="string">
            <text:list xml:id="list121534526343177" text:continue-numbering="true" text:style-name="L1">
              <text:list-header>
                <text:p text:style-name="P77">COPCOUNT (AFS3)</text:p>
              </text:list-header>
            </text:list>
          </table:table-cell>
          <table:covered-table-cell/>
        </table:table-row>
        <table:table-row table:style-name="TableLine94492153609328">
          <table:covered-table-cell/>
          <table:table-cell table:style-name="Таблица14.C2" table:number-columns-spanned="2" office:value-type="string">
            <text:list xml:id="list121533778801300" text:continue-numbering="true" text:style-name="L1">
              <text:list-header>
                <text:p text:style-name="P77">MFILL (AFS3)</text:p>
              </text:list-header>
            </text:list>
          </table:table-cell>
          <table:covered-table-cell/>
        </table:table-row>
        <table:table-row table:style-name="TableLine94492153610672">
          <table:covered-table-cell/>
          <table:table-cell table:style-name="Таблица14.C2" table:number-columns-spanned="2" office:value-type="string">
            <text:list xml:id="list121533771916179" text:continue-numbering="true" text:style-name="L1">
              <text:list-header>
                <text:p text:style-name="P77">STRCMP (AFS3)</text:p>
              </text:list-header>
            </text:list>
          </table:table-cell>
          <table:covered-table-cell/>
        </table:table-row>
        <table:table-row table:style-name="TableLine94492153612016">
          <table:covered-table-cell/>
          <table:table-cell table:style-name="Таблица14.C2" table:number-columns-spanned="2" office:value-type="string">
            <text:list xml:id="list121534783056807" text:continue-numbering="true" text:style-name="L1">
              <text:list-header>
                <text:p text:style-name="P77">DISK_CLUSTER_READ (W25)</text:p>
              </text:list-header>
            </text:list>
          </table:table-cell>
          <table:covered-table-cell/>
        </table:table-row>
        <table:table-row table:style-name="TableLine94492153613360">
          <table:covered-table-cell/>
          <table:table-cell table:style-name="Таблица14.C2" table:number-columns-spanned="2" office:value-type="string">
            <text:list xml:id="list121534509643286" text:continue-numbering="true" text:style-name="L1">
              <text:list-header>
                <text:p text:style-name="P77">FAT_SPR (BFAT, только для FAT_FBP)</text:p>
              </text:list-header>
            </text:list>
          </table:table-cell>
          <table:covered-table-cell/>
        </table:table-row>
        <table:table-row table:style-name="TableLine94492153614704">
          <table:covered-table-cell/>
          <table:table-cell table:style-name="Таблица14.C2" table:number-columns-spanned="2" office:value-type="string">
            <text:list xml:id="list121534666730430" text:continue-numbering="true" text:style-name="L1">
              <text:list-header>
                <text:p text:style-name="P77">FAT_FNC (BFAT)</text:p>
              </text:list-header>
            </text:list>
          </table:table-cell>
          <table:covered-table-cell/>
        </table:table-row>
        <table:table-row table:style-name="TableLine94492153616048">
          <table:covered-table-cell/>
          <table:table-cell table:style-name="Таблица14.C2" table:number-columns-spanned="2" office:value-type="string">
            <text:list xml:id="list121533978497960" text:continue-numbering="true" text:style-name="L1">
              <text:list-header>
                <text:p text:style-name="P77">FAT_FBN (BFAT)</text:p>
              </text:list-header>
            </text:list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0T05:56:57.128361520</dc:date>
    <meta:editing-duration>PT7H49M59S</meta:editing-duration>
    <meta:editing-cycles>66</meta:editing-cycles>
    <meta:generator>LibreOffice/6.4.7.2$Linux_X86_64 LibreOffice_project/40$Build-2</meta:generator>
    <meta:document-statistic meta:table-count="18" meta:image-count="1" meta:object-count="0" meta:page-count="11" meta:paragraph-count="434" meta:word-count="1375" meta:character-count="10583" meta:non-whitespace-character-count="9632"/>
  </office:meta>
</office:document-meta>
</file>